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42cm" table:align="left"/>
    </style:style>
    <style:style style:name="Tableau1.A" style:family="table-column">
      <style:table-column-properties style:column-width="1.24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1.769cm"/>
    </style:style>
    <style:style style:name="Tableau1.D" style:family="table-column">
      <style:table-column-properties style:column-width="1.822cm"/>
    </style:style>
    <style:style style:name="Tableau1.E" style:family="table-column">
      <style:table-column-properties style:column-width="1.61cm"/>
    </style:style>
    <style:style style:name="Tableau1.G" style:family="table-column">
      <style:table-column-properties style:column-width="2.642cm"/>
    </style:style>
    <style:style style:name="Tableau1.H" style:family="table-column">
      <style:table-column-properties style:column-width="3.748cm"/>
    </style:style>
    <style:style style:name="Tableau1.I" style:family="table-column">
      <style:table-column-properties style:column-width="1.304cm"/>
    </style:style>
    <style:style style:name="Tableau1.A1" style:family="table-cell">
      <style:table-cell-properties fo:background-color="#8db3e2" fo:padding="0.049cm" fo:border="1pt solid #f79646">
        <style:background-image/>
      </style:table-cell-properties>
    </style:style>
    <style:style style:name="Tableau1.B1" style:family="table-cell">
      <style:table-cell-properties fo:background-color="#8db3e2" fo:padding-left="0cm" fo:padding-right="0.049cm" fo:padding-top="0.049cm" fo:padding-bottom="0.049cm" fo:border-left="none" fo:border-right="1pt solid #f79646" fo:border-top="1pt solid #f79646" fo:border-bottom="1pt solid #f79646">
        <style:background-image/>
      </style:table-cell-properties>
    </style:style>
    <style:style style:name="Tableau1.C1" style:family="table-cell">
      <style:table-cell-properties fo:background-color="#8db3e2" fo:padding-left="0cm" fo:padding-right="0.191cm" fo:padding-top="0.049cm" fo:padding-bottom="0.049cm" fo:border-left="none" fo:border-right="1pt solid #f79646" fo:border-top="1pt solid #f79646" fo:border-bottom="1pt solid #f79646">
        <style:background-image/>
      </style:table-cell-properties>
    </style:style>
    <style:style style:name="Tableau1.A2" style:family="table-cell">
      <style:table-cell-properties fo:background-color="#eeece1" fo:padding-left="0.049cm" fo:padding-right="0.049cm" fo:padding-top="0cm" fo:padding-bottom="0.049cm" fo:border-left="1pt solid #f79646" fo:border-right="1pt solid #f79646" fo:border-top="none" fo:border-bottom="1pt solid #f79646">
        <style:background-image/>
      </style:table-cell-properties>
    </style:style>
    <style:style style:name="Tableau1.B2" style:family="table-cell">
      <style:table-cell-properties fo:background-color="#eeece1" fo:padding-left="0cm" fo:padding-right="0.049cm" fo:padding-top="0cm" fo:padding-bottom="0.049cm" fo:border-left="none" fo:border-right="1pt solid #f79646" fo:border-top="none" fo:border-bottom="1pt solid #f79646">
        <style:background-image/>
      </style:table-cell-properties>
    </style:style>
    <style:style style:name="Tableau1.C2" style:family="table-cell">
      <style:table-cell-properties fo:background-color="#eeece1" fo:padding-left="0cm" fo:padding-right="0.191cm" fo:padding-top="0cm" fo:padding-bottom="0.049cm" fo:border-left="none" fo:border-right="1pt solid #f79646" fo:border-top="none" fo:border-bottom="1pt solid #f79646">
        <style:background-image/>
      </style:table-cell-properties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Calibri" fo:font-size="11pt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Calibri" fo:font-size="11pt"/>
    </style:style>
    <style:style style:name="P5" style:family="paragraph" style:parent-style-name="Table_20_Contents">
      <style:paragraph-properties fo:margin-top="0cm" fo:margin-bottom="0.423cm" loext:contextual-spacing="false" fo:text-align="center" style:justify-single-word="false"/>
    </style:style>
    <style:style style:name="P6" style:family="paragraph" style:parent-style-name="Table_20_Contents">
      <style:paragraph-properties fo:margin-top="0cm" fo:margin-bottom="0.423cm" loext:contextual-spacing="false"/>
      <style:text-properties style:font-name="Calibri" fo:font-size="11pt"/>
    </style:style>
    <style:style style:name="P7" style:family="paragraph" style:parent-style-name="Text_20_body">
      <style:text-properties fo:color="#1f497d"/>
    </style:style>
    <style:style style:name="P8" style:family="paragraph" style:parent-style-name="Text_20_body">
      <style:text-properties fo:color="#1f497d" style:font-name="Calibri" fo:font-size="11pt"/>
    </style:style>
    <style:style style:name="T1" style:family="text">
      <style:text-properties fo:font-variant="normal" fo:text-transform="none"/>
    </style:style>
    <style:style style:name="T2" style:family="text">
      <style:text-properties fo:font-weight="bold"/>
    </style:style>
    <style:style style:name="T3" style:family="text">
      <style:text-properties fo:color="#1f497d"/>
    </style:style>
    <style:style style:name="T4" style:family="text">
      <style:text-properties fo:color="#1f497d" fo:font-weight="bold"/>
    </style:style>
    <style:style style:name="T5" style:family="text">
      <style:text-properties fo:color="#1f497d" fo:font-size="9pt"/>
    </style:style>
    <style:style style:name="T6" style:family="text">
      <style:text-properties fo:color="#1f497d" style:font-name="Calibri" fo:font-size="11pt"/>
    </style:style>
    <style:style style:name="T7" style:family="text">
      <style:text-properties fo:color="#1f497d" style:font-name="Calibri" fo:font-size="11pt" style:text-underline-style="solid" style:text-underline-width="auto" style:text-underline-color="font-color"/>
    </style:style>
    <style:style style:name="T8" style:family="text">
      <style:text-properties fo:color="#1f497d" style:font-name="Calibri" style:text-underline-style="solid" style:text-underline-width="auto" style:text-underline-color="font-color"/>
    </style:style>
    <style:style style:name="T9" style:family="text">
      <style:text-properties fo:color="#003366" style:font-name="Calibri" fo:font-size="11pt"/>
    </style:style>
    <style:style style:name="T10" style:family="text">
      <style:text-properties fo:color="#ff0000" style:font-name="Calibri" style:text-underline-style="solid" style:text-underline-width="auto" style:text-underline-color="font-color" fo:font-weight="bold"/>
    </style:style>
    <style:style style:name="T11" style:family="text">
      <style:text-properties fo:color="#ff0000"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onjour, </text:p>
      <text:p text:style-name="P7"> </text:p>
      <text:p text:style-name="P8">Nous sommes contractuellement tenus de communiquer les résultats aux participants dans les plus brefs délais.</text:p>
      <text:p text:style-name="P8">Pour cela, nous vous prions de bien vouloir transmettre les résultats de l’examen  : </text:p>
      <text:p text:style-name="Text_20_body">-<text:span text:style-name="T1">          </text:span><text:span text:style-name="T3">Dans </text:span><text:span text:style-name="T4">un délai de 10jours maximum suivant le passage de l’examen.</text:span></text:p>
      <text:p text:style-name="Text_20_body">-<text:span text:style-name="T1">          </text:span><text:span text:style-name="T3">A l’adresse </text:span><text:a xlink:type="simple" xlink:href="mailto:resultat-cc@orsys.fr" office:target-frame-name="_blank" xlink:show="new" text:style-name="Internet_20_link" text:visited-style-name="Visited_20_Internet_20_Link"><text:span text:style-name="T2">resultat-cc@orsys.fr</text:span></text:a></text:p>
      <text:p text:style-name="Text_20_body">-<text:span text:style-name="T1">          </text:span><text:span text:style-name="T4">En format Excel ou PDF en suivant impérativement la trame ci-dessous (1 ligne/participant). <text:line-break/></text:span><text:span text:style-name="T5">Notez que vos commentaires seront transmis en l’état aux participants.</text:span></text:p>
      <text:p text:style-name="P7"> </text:p>
      <text:p text:style-name="P7"><draw:frame draw:style-name="fr1" draw:name="Cadre1" text:anchor-type="paragraph" svg:width="17.542cm" draw:z-index="0"><draw:text-box fo:min-height="0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C"/><table:table-column table:style-name="Tableau1.G"/><table:table-column table:style-name="Tableau1.H"/><table:table-column table:style-name="Tableau1.I"/><table:table-row><table:table-cell table:style-name="Tableau1.A1" office:value-type="string"><text:p text:style-name="P2"><text:span text:style-name="Strong_20_Emphasis"><text:span text:style-name="T9">Code stage</text:span></text:span></text:p><text:p text:style-name="P1"> </text:p></table:table-cell><table:table-cell table:style-name="Tableau1.B1" office:value-type="string"><text:p text:style-name="P2"><text:span text:style-name="Strong_20_Emphasis"><text:span text:style-name="T9">Date examen</text:span></text:span></text:p></table:table-cell><table:table-cell table:style-name="Tableau1.C1" office:value-type="string"><text:p text:style-name="P2"><text:span text:style-name="Strong_20_Emphasis"><text:span text:style-name="T9">Nom stagiaire</text:span></text:span></text:p></table:table-cell><table:table-cell table:style-name="Tableau1.C1" office:value-type="string"><text:p text:style-name="P2"><text:span text:style-name="Strong_20_Emphasis"><text:span text:style-name="T9">Prénom stagiaire</text:span></text:span></text:p></table:table-cell><table:table-cell table:style-name="Tableau1.C1" office:value-type="string"><text:p text:style-name="P2"><text:span text:style-name="Strong_20_Emphasis"><text:span text:style-name="T9">Société</text:span></text:span></text:p></table:table-cell><table:table-cell table:style-name="Tableau1.C1" office:value-type="string"><text:p text:style-name="P2"><text:span text:style-name="Strong_20_Emphasis"><text:span text:style-name="T9">Résultat</text:span></text:span></text:p></table:table-cell><table:table-cell table:style-name="Tableau1.C1" office:value-type="string"><text:p text:style-name="P2"><text:span text:style-name="Strong_20_Emphasis"><text:span text:style-name="T9">Commentaire</text:span></text:span></text:p></table:table-cell><table:table-cell table:style-name="Tableau1.C1" office:value-type="string"><text:p text:style-name="P2"><text:span text:style-name="Strong_20_Emphasis"><text:span text:style-name="T9">Détail</text:span></text:span></text:p></table:table-cell><table:table-cell table:style-name="Tableau1.C1" office:value-type="string"><text:p text:style-name="P2"><text:span text:style-name="Strong_20_Emphasis"><text:span text:style-name="T9">Reçu</text:span></text:span></text:p></table:table-cell></table:table-row><table:table-row><table:table-cell table:style-name="Tableau1.A2" office:value-type="string"><text:p text:style-name="P2">…</text:p></table:table-cell><table:table-cell table:style-name="Tableau1.B2" office:value-type="string"><text:p text:style-name="P2">…</text:p></table:table-cell><table:table-cell table:style-name="Tableau1.C2" office:value-type="string"><text:p text:style-name="P2">…</text:p></table:table-cell><table:table-cell table:style-name="Tableau1.C2" office:value-type="string"><text:p text:style-name="P2">…</text:p></table:table-cell><table:table-cell table:style-name="Tableau1.C2" office:value-type="string"><text:p text:style-name="P2">…</text:p></table:table-cell><table:table-cell table:style-name="Tableau1.C2" office:value-type="string"><text:p text:style-name="P4">..%</text:p></table:table-cell><table:table-cell table:style-name="Tableau1.C2" office:value-type="string"><text:p text:style-name="P5">…</text:p></table:table-cell><table:table-cell table:style-name="Tableau1.C2" office:value-type="string"><text:p text:style-name="P3">QCM : …%</text:p><text:p text:style-name="P3">Etude de cas : …%</text:p><text:p text:style-name="P3">Entretien  : …%</text:p><text:p text:style-name="P6">[Autres] :   …%</text:p></table:table-cell><table:table-cell table:style-name="Tableau1.C2" office:value-type="string"><text:p text:style-name="P4">...</text:p></table:table-cell></table:table-row></table:table></draw:text-box></draw:frame> </text:p>
      <text:p text:style-name="P7"> </text:p>
      <text:p text:style-name="P7"> </text:p>
      <text:p text:style-name="P7">  </text:p>
      <text:p text:style-name="P7"> </text:p>
      <text:p text:style-name="P7"> </text:p>
      <text:p text:style-name="P7"> </text:p>
      <text:p text:style-name="Text_20_body"><text:span text:style-name="T7">NB</text:span><text:span text:style-name="T3"> </text:span><text:span text:style-name="T6">: Sachez que nous sommes susceptibles de vous demander le matériel associé à l’examen, parfois réclamé par le participant en cas d’échec (ex : réponses aux questionnaires, production de documents, archive des développements logiciels…). Nous vous invitons donc à nous les envoyer attachés à votre email ou à les conserver pendant une durée de 12 mois.</text:span></text:p>
      <text:p text:style-name="P7"> </text:p>
      <text:p text:style-name="Text_20_body"><text:span text:style-name="T10">Attention à ne communiquer aucun délai aux participants &gt; Si demande de leurs parts, merci de les orienter vers</text:span><text:span text:style-name="T11"> </text:span><text:a xlink:type="simple" xlink:href="mailto:listediplomes@orsys.fr" office:target-frame-name="_blank" xlink:show="new" text:style-name="Internet_20_link" text:visited-style-name="Visited_20_Internet_20_Link">listediplomes@orsys.fr</text:a><text:span text:style-name="T8"> 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7T20:08:52.867907058</meta:creation-date>
    <dc:date>2020-09-27T20:10:04.994873928</dc:date>
    <meta:editing-duration>PT1M12S</meta:editing-duration>
    <meta:editing-cycles>1</meta:editing-cycles>
    <meta:generator>LibreOffice/6.3.5.2$Linux_X86_64 LibreOffice_project/30$Build-2</meta:generator>
    <meta:document-statistic meta:table-count="1" meta:image-count="0" meta:object-count="0" meta:page-count="1" meta:paragraph-count="40" meta:word-count="182" meta:character-count="1149" meta:non-whitespace-character-count="949"/>
  </office:meta>
</office:document-meta>
</file>